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InstanceValidator.stringFromError( XmlError err , final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eamInstanceValidator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eamInstanceValidator.validateFiles( File [ ] instanceFiles , SchemaTypeLoader sLoader , final XmlOptions option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StreamInstanceValidator.main( String [ ] args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7">
            <text:p text:style-name="Table_20_Contents">27</text:p>
          </table:table-cell>
          <table:table-cell office:value-type="float" office:value="87">
            <text:p text:style-name="Table_20_Contents">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